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/>
          <table:table-cell table:style-name="Default"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relative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kg</text:p>
          </table:table-cell>
          <table:covered-table-cell table:number-columns-repeated="2"/>
          <table:table-cell table:number-columns-repeated="2"/>
          <table:table-cell table:style-name="ce2" office:value-type="string" calcext:value-type="string" table:number-columns-spanned="3" table:number-rows-spanned="1">
            <text:p>MeV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utron</text:p>
          </table:table-cell>
          <table:table-cell office:value-type="string" calcext:value-type="string">
            <text:p>proton</text:p>
          </table:table-cell>
          <table:table-cell office:value-type="string" calcext:value-type="string">
            <text:p>electron</text:p>
          </table:table-cell>
          <table:table-cell table:number-columns-repeated="2"/>
          <table:table-cell office:value-type="string" calcext:value-type="string">
            <text:p>neutron</text:p>
          </table:table-cell>
          <table:table-cell office:value-type="string" calcext:value-type="string">
            <text:p>proton</text:p>
          </table:table-cell>
          <table:table-cell office:value-type="string" calcext:value-type="string">
            <text:p>electron</text:p>
          </table:table-cell>
          <table:table-cell table:number-columns-repeated="2"/>
          <table:table-cell office:value-type="string" calcext:value-type="string">
            <text:p>neutron</text:p>
          </table:table-cell>
          <table:table-cell office:value-type="string" calcext:value-type="string">
            <text:p>proton</text:p>
          </table:table-cell>
          <table:table-cell office:value-type="string" calcext:value-type="string">
            <text:p>elect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float" office:value="0.99862349" calcext:value-type="float">
            <text:p>0.99862349</text:p>
          </table:table-cell>
          <table:table-cell table:style-name="ce3" office:value-type="float" office:value="0.00054386734" calcext:value-type="float">
            <text:p>0.00054386734</text:p>
          </table:table-cell>
          <table:table-cell table:formula="of:=+[.D5]/[.E5]" office:value-type="float" office:value="1836.15270959275" calcext:value-type="float">
            <text:p>1836.15270959275</text:p>
          </table:table-cell>
          <table:table-cell/>
          <table:table-cell table:formula="of:=+1.6749286*10^-27" office:value-type="float" office:value="1.6749286E-027" calcext:value-type="float">
            <text:p>1.6749286E-27</text:p>
          </table:table-cell>
          <table:table-cell table:formula="of:=+1.6726231*10^-27" office:value-type="float" office:value="1.6726231E-027" calcext:value-type="float">
            <text:p>1.6726231E-27</text:p>
          </table:table-cell>
          <table:table-cell table:formula="of:=+9.1093897*10^-31" office:value-type="float" office:value="9.1093897E-031" calcext:value-type="float">
            <text:p>9.1093897E-31</text:p>
          </table:table-cell>
          <table:table-cell table:formula="of:=+[.I5]/[.J5]" office:value-type="float" office:value="1836.15275565607" calcext:value-type="float">
            <text:p>1836.15275565607</text:p>
          </table:table-cell>
          <table:table-cell/>
          <table:table-cell office:value-type="float" office:value="939.56563" calcext:value-type="float">
            <text:p>939.56563</text:p>
          </table:table-cell>
          <table:table-cell office:value-type="float" office:value="938.27231" calcext:value-type="float">
            <text:p>938.27231</text:p>
          </table:table-cell>
          <table:table-cell office:value-type="float" office:value="0.51099906" calcext:value-type="float">
            <text:p>0.51099906</text:p>
          </table:table-cell>
          <table:table-cell table:formula="of:=+[.N5]/[.O5]" office:value-type="float" office:value="1836.15271229657" calcext:value-type="float">
            <text:p>1836.1527122965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+[.C5]+[.D5]+[.E5]" office:value-type="float" office:value="1.99916735734" calcext:value-type="float">
            <text:p>1.99916735734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+[.M5]+[.N5]+[.O5]" office:value-type="float" office:value="1878.34893906" calcext:value-type="float">
            <text:p>1878.34893906</text:p>
          </table:table-cell>
          <table:table-cell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number-columns-repeated="5"/>
          <table:table-cell table:formula="of:=+[.F5]*6" office:value-type="float" office:value="11016.9162575565" calcext:value-type="float">
            <text:p>11016.9162575565</text:p>
          </table:table-cell>
          <table:table-cell table:number-columns-repeated="11"/>
        </table:table-row>
        <table:table-row table:style-name="ro1" table:number-rows-repeated="1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3:53:58.855602763</meta:creation-date>
    <dc:date>2020-10-17T14:06:59.078474470</dc:date>
    <meta:editing-duration>PT13M1S</meta:editing-duration>
    <meta:editing-cycles>2</meta:editing-cycles>
    <meta:generator>LibreOffice/6.4.6.2$Linux_X86_64 LibreOffice_project/40$Build-2</meta:generator>
    <meta:document-statistic meta:table-count="1" meta:cell-count="29" meta:object-count="0"/>
  </office:meta>
</office:document-meta>
</file>